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bhk2(PassengerId int,Survived int,Pclass int,Name string,Last string,Sex string,Age int,SibSp int,Parch int,Ticket string,Fare double,Cabin string,Embarked string)row format delimited <text:s/>fields terminated by ',';</text:p>
      <text:p text:style-name="Standard"/>
      <text:p text:style-name="Standard">load data local inpath 'traindataa.csv' into table bhk2;</text:p>
      <text:p text:style-name="Standard"/>
      <text:p text:style-name="Standard"/>
      <text:p text:style-name="Standard"/>
      <text:p text:style-name="Standard">create table bhk4(PassengerId int,Pclass int,Name string,Last string,Sex string,Age int,SibSp int,Parch int,Ticket string,Fare double,Cabin string,Embarked string)row format delimited <text:s/>fields terminated by ',';</text:p>
      <text:p text:style-name="Standard"/>
      <text:p text:style-name="Standard"><text:s/>load data local inpath 'testdataa' into table bhk4; </text:p>
      <text:p text:style-name="Standard"/>
      <text:p text:style-name="Standard"/>
      <text:p text:style-name="Standard">Store,Dept,Date,IsHoliday</text:p>
      <text:p text:style-name="Standard">create table wm(Store int, Dept int, Date string,IsHoliday string)row format delimited <text:s/>fields terminated by ',';</text:p>
      <text:p text:style-name="Standard"/>
      <text:p text:style-name="Standard">load data local inpath 'traindataa.csv</text:p>
      <text:section text:style-name="Sect1" text:name="Section1" text:protected="true">
        <text:section-source xlink:href="../../test.csv"/>
        <text:p text:style-name="Text_20_body"/>
      </text:section>
      <text:p text:style-name="Standard">' into table wm;</text:p>
      <text:p text:style-name="Standard"/>
      <text:p text:style-name="Standard"><text:bookmark-start text:name="__DdeLink__208_2036927400"/>load data local inpath 'test.csv' into table wm;<text:bookmark-end text:name="__DdeLink__208_2036927400"/></text:p>
      <text:p text:style-name="Standard"/>
      <text:p text:style-name="Standard">Store,Dept,Date,Weekly_Sales,IsHoliday</text:p>
      <text:p text:style-name="Standard">create table wm1(Store int, Dept int, Date string, Weekly_Sales double,IsHoliday string)row format delimited <text:s/>fields terminated by ',';</text:p>
      <text:p text:style-name="Standard"/>
      <text:p text:style-name="Standard">load data local inpath 'train.csv' into table wm1;</text:p>
      <text:p text:style-name="Standard"/>
      <text:p text:style-name="Standard">store,dept,date,weekly_sales,isholiday</text:p>
      <text:p text:style-name="Standard">create table wm2(Store int, Dept int, Date string, Weekly_Sales double,IsHoliday string)row format delimited <text:s/>fields terminated by ',';</text:p>
      <text:p text:style-name="Standard">load data local inpath 't.csv' into table wm2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rva </meta:initial-creator>
    <meta:creation-date>2014-05-16T15:40:38</meta:creation-date>
    <dc:date>2014-05-21T18:22:46</dc:date>
    <dc:creator>purva </dc:creator>
    <meta:editing-duration>PT1H16M9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5" meta:word-count="144" meta:character-count="1224" meta:non-whitespace-character-count="1088"/>
  </office:meta>
</office:document-meta>
</file>